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dwardian Script ITC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8333in" svg:stroke-color="#af82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af8200" style:text-line-through-type="none" style:text-line-through-style="none" style:text-line-through-width="auto" style:text-line-through-color="font-color" style:text-position="0% 100%" fo:font-family="Edwardian Script ITC" style:font-family-generic="script" style:font-pitch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af8200" style:text-line-through-type="none" style:text-line-through-style="none" style:text-line-through-width="auto" style:text-line-through-color="font-color" style:text-position="0% 100%" fo:font-family="Edwardian Script ITC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4.88991in" svg:y="3.30275in" svg:width="1.9685in" svg:height="1.9685in" draw:id="id63" draw:style-name="a383" draw:name="Oval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4" draw:style-name="a387" draw:name="TextBox 4" svg:x="4.96024in" svg:y="3.4287in" svg:width="1.70642in" svg:height="1.7166in">
          <draw:text-box>
            <text:p text:style-name="a386" text:class-names="" text:cond-style-name=""><text:span text:style-name="a384" text:class-names="">R</text:span><text:span text:style-name="a38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ony Navarro</meta:initial-creator>
    <dc:creator>Tony Navarro</dc:creator>
    <meta:creation-date>2018-04-25T11:54:30Z</meta:creation-date>
    <dc:date>2018-05-02T10:33:48Z</dc:date>
    <meta:editing-cycles>3</meta:editing-cycles>
    <meta:editing-duration>PT599957S</meta:editing-duration>
    <meta:document-statistic meta:paragraph-count="1" meta:word-count="1"/>
  </office:meta>
</office:document-meta>
</file>